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5-09-3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5-04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5-01-0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4-10-0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4-04-1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4-01-3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3-01-1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2-04-2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2-01-19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1-10-1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1-04-1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1-01-14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20-01-0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9-10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9-04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9-01-24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8-01-0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7-01-04 18:36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6-01-11 19:07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5-01-14 18:08:4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4-01-16 17:22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3-01-18 15:44:2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107098532401</text:p>
          </table:table-cell>
          <table:table-cell office:value-type="string" calcext:value-type="string">
            <text:p>21S 14W 32BAC 02</text:p>
          </table:table-cell>
          <table:table-cell office:value-type="string" calcext:value-type="string">
            <text:p>201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